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750" officeooo:paragraph-rsid="000ae750"/>
    </style:style>
    <style:style style:name="P2" style:family="paragraph" style:parent-style-name="Heading_20_1" style:master-page-name="">
      <style:paragraph-properties style:page-number="auto" fo:break-before="page"/>
    </style:style>
    <style:style style:name="P3" style:family="paragraph" style:parent-style-name="Standard">
      <style:text-properties officeooo:paragraph-rsid="0010873c"/>
    </style:style>
    <style:style style:name="P4" style:family="paragraph" style:parent-style-name="Standard">
      <style:text-properties officeooo:rsid="00129ad7" officeooo:paragraph-rsid="00129ad7"/>
    </style:style>
    <style:style style:name="T1" style:family="text">
      <style:text-properties officeooo:rsid="0010873c"/>
    </style:style>
    <style:style style:name="T2" style:family="text">
      <style:text-properties fo:font-style="italic"/>
    </style:style>
    <style:style style:name="T3" style:family="text">
      <style:text-properties officeooo:rsid="0012e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ibliografia</text:h>
      <text:p text:style-name="P1"/>
      <text:p text:style-name="P1">1) https://pl.wikipedia.org/wiki/Logika_tr%C3%B3jwarto%C5%9Bciowa</text:p>
      <text:p text:style-name="P1">2) <text:a xlink:type="simple" xlink:href="https://en.wikipedia.org/wiki/De_Morgan%27s_laws" text:style-name="Internet_20_link" text:visited-style-name="Visited_20_Internet_20_Link">https://en.wikipedia.org/wiki/De_Morgan%27s_laws</text:a></text:p>
      <text:p text:style-name="P3"><text:span text:style-name="T1">3) </text:span>Mamdani, E. H., Application of fuzzy algorithms for the control of a simple dynamic plant. In <text:span text:style-name="T2">Proc IEEE</text:span> (1974)</text:p>
      <text:p text:style-name="P4"><text:span text:style-name="T3">4)</text:span> Andrzej Piegat; „Modelowanie i sterowanie rozmyte”; Akademicka Oficyna Wydawnicza</text:p>
      <text:p text:style-name="P4">EXIT, Warszawa 19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23:02.616314178</meta:creation-date>
    <meta:generator>LibreOffice/4.4.2.2$Linux_X86_64 LibreOffice_project/40m0$Build-2</meta:generator>
    <dc:date>2015-07-03T17:20:40.947789005</dc:date>
    <meta:editing-duration>PT7H31M31S</meta:editing-duration>
    <meta:editing-cycles>6</meta:editing-cycles>
    <meta:document-statistic meta:table-count="0" meta:image-count="0" meta:object-count="0" meta:page-count="1" meta:paragraph-count="6" meta:word-count="38" meta:character-count="344" meta:non-whitespace-character-count="312"/>
  </office:meta>
</office:document-meta>
</file>